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1556" officeooo:paragraph-rsid="000e1556"/>
    </style:style>
    <style:style style:name="P2" style:family="paragraph" style:parent-style-name="Standard">
      <style:text-properties officeooo:rsid="000e1556" officeooo:paragraph-rsid="00117b42"/>
    </style:style>
    <style:style style:name="P3" style:family="paragraph" style:parent-style-name="Standard">
      <style:paragraph-properties fo:text-align="justify" style:justify-single-word="false"/>
      <style:text-properties officeooo:rsid="000e1556" officeooo:paragraph-rsid="000e1556"/>
    </style:style>
    <style:style style:name="P4" style:family="paragraph" style:parent-style-name="Standard">
      <style:paragraph-properties fo:text-align="justify" style:justify-single-word="false"/>
      <style:text-properties officeooo:rsid="000e1556" officeooo:paragraph-rsid="00117b42"/>
    </style:style>
    <style:style style:name="P5" style:family="paragraph" style:parent-style-name="Standard">
      <style:text-properties fo:font-size="18pt" officeooo:rsid="000e1556" officeooo:paragraph-rsid="000e1556" style:font-size-asian="18pt" style:font-size-complex="18pt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1556" officeooo:paragraph-rsid="000e155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1556" officeooo:paragraph-rsid="00117b4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ff" loext:opacity="100%" style:text-underline-style="none" fo:font-weight="normal" officeooo:rsid="00117b42" officeooo:paragraph-rsid="00117b4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officeooo:rsid="0013e606" officeooo:paragraph-rsid="0013e606" style:font-size-asian="14pt" style:font-size-complex="14pt"/>
    </style:style>
    <style:style style:name="P10" style:family="paragraph" style:parent-style-name="Standard">
      <style:text-properties style:font-name="Liberation Sans" fo:font-size="14pt" officeooo:rsid="000e1556" officeooo:paragraph-rsid="000e1556" style:font-size-asian="14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ff" loext:opacity="100%" style:text-underline-style="none" fo:font-weight="normal" officeooo:rsid="00117b42" officeooo:paragraph-rsid="00117b42" style:font-weight-asian="normal" style:font-weight-complex="normal"/>
    </style:style>
    <style:style style:name="P12" style:family="paragraph" style:parent-style-name="Standard" style:list-style-name="L1">
      <style:text-properties fo:color="#0000ff" loext:opacity="100%" style:text-underline-style="none" fo:font-weight="normal" officeooo:rsid="00117b42" officeooo:paragraph-rsid="00117b42" style:font-weight-asian="normal" style:font-weight-complex="normal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b42" style:font-weight-asian="bold" style:font-weight-complex="bold"/>
    </style:style>
    <style:style style:name="T3" style:family="text">
      <style:text-properties fo:color="#ce181e" loext:opacity="100%" fo:font-weight="bold" style:font-weight-asian="bold" style:font-weight-complex="bold"/>
    </style:style>
    <style:style style:name="T4" style:family="text">
      <style:text-properties officeooo:rsid="00117b42"/>
    </style:style>
    <style:style style:name="T5" style:family="text">
      <style:text-properties officeooo:rsid="00137515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50b5c"/>
    </style:style>
    <style:style style:name="T8" style:family="text">
      <style:text-properties officeooo:rsid="001512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­</text:span>SDA1 TP <text:span text:style-name="T7">10</text:span></text:p>
      <text:p text:style-name="P5">Lecture / Ecriture de fichiers txt</text:p>
      <text:p text:style-name="P5">Gestion de commandes / Gestion de Stock / Production de factures</text:p>
      <text:p text:style-name="P5"/>
      <text:p text:style-name="P5"/>
      <text:p text:style-name="P8">Vous disposez des fichiers suivants :</text:p>
      <text:list xml:id="list733507611" text:style-name="L1">
        <text:list-item>
          <text:p text:style-name="P11"><text:span text:style-name="T1">produits.txt</text:span> (ensemble des produits vendus par une entreprise (avec : reference - libelle - prix unitaire)</text:p>
        </text:list-item>
        <text:list-item>
          <text:p text:style-name="P11"><text:span text:style-name="T1">./commandes/commandeXXXX.txt</text:span> (toutes les commandes de clients « tombent » dans ce répertoire) </text:p>
        </text:list-item>
        <text:list-item>
          <text:p text:style-name="P11"><text:span text:style-name="T1">nextFact </text:span>: fichier contenant un int indiquant le numéro de la prochaine commande à traiter</text:p>
        </text:list-item>
        <text:list-item>
          <text:p text:style-name="P11"><text:span text:style-name="T1">prod.h</text:span> : structure de données utilisable durant ce TP</text:p>
        </text:list-item>
        <text:list-item>
          <text:p text:style-name="P11"><text:span text:style-name="T1">main.c</text:span> : fichier principal contenant le code présenté en TD – fichier à compléter durant ce TP</text:p>
          <text:p text:style-name="P12"/>
        </text:list-item>
      </text:list>
      <text:p text:style-name="P7"/>
      <text:p text:style-name="P7">Partie 1 : Sans gestion de stock (le fichier stock.txt ne sera pas utilisé dans cette partie)</text:p>
      <text:p text:style-name="P6"/>
      <text:p text:style-name="P3">Complétez le programme main.c afin de lire chaque commande présente dans le répertoire <text:span text:style-name="T3">./commandes</text:span>.</text:p>
      <text:p text:style-name="P3">Chaque commande nommée <text:span text:style-name="T1">commandeXXXX.txt</text:span> engendrera une facture nommée <text:span text:style-name="T1">factureXXXX.txt</text:span> qui sera placée dans le répertoire <text:span text:style-name="T3">./factures</text:span>.</text:p>
      <text:p text:style-name="P1"/>
      <text:p text:style-name="P1">Par exemple , l<text:span text:style-name="T5">e fichier </text:span><text:span text:style-name="T1">facture0001.txt</text:span> pourrait ressembler à :</text:p>
      <text:p text:style-name="P1"/>
      <text:p text:style-name="P1"><draw:frame text:anchor-type="paragraph" draw:z-index="0" draw:name="Forme1" draw:style-name="gr1" draw:text-style-name="P14" svg:width="9.434cm" svg:height="4.049cm" svg:x="6.673cm" svg:y="0.21cm"><draw:text-box><text:p>Client : DUPONT</text:p><text:p>10 crayon  (PU=1.20€) :: 12.00€</text:p><text:p>25 agrafeuse (PU=5.60€) :: 140.00€ <text:s/></text:p><text:p text:style-name="P13">35 ramette_feuillesA4 (PU=9.90) :: 346.50€</text:p><text:p text:style-name="P13">60 boite_100enveloppes11*21 (PU=8.70€) :: 522.00€</text:p><text:p text:style-name="P13">50 boite_100enveloppes30*21 (PU=14.70€) :: 735.00€</text:p><text:p text:style-name="P13"/><text:p text:style-name="P13"><text:tab/><text:tab/><text:tab/>TOTAL = 1755,50€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Vous écrirez la fonction <text:span text:style-name="T6">lireCommande</text:span> (voir ligne 57) qui fera la lecture du fichier de commande pour produire la facture demandée. Durant ce travail , le fichier produits.txt sera parcouru pour trouver l’article de même référence et trouver son libellé et son prix.</text:p>
      <text:p text:style-name="P10"/>
      <text:p text:style-name="P7">Partie <text:span text:style-name="T4">2</text:span> : <text:span text:style-name="T4">Avec </text:span>gestion de stock (le fichier stock.txt sera utilisé dans cette partie)</text:p>
      <text:p text:style-name="P7"/>
      <text:p text:style-name="P4">Complétez <text:span text:style-name="T4">votre </text:span>programme <text:span text:style-name="T1">main.c</text:span> <text:span text:style-name="T4">de la partie 1 </text:span>afin de <text:span text:style-name="T4">modifier le fichier </text:span><text:span text:style-name="T2">stock.txt</text:span><text:span text:style-name="T4"> au fur et <text:s/>à mesure du traitement des commandes. Lorsque qu’un produit est en rupture de stock, un fichier </text:span><text:span text:style-name="T2">alertes.txt</text:span><text:span text:style-name="T4"> sera créé et contiendra toutes les références des produits indisponibles (à réapprovisionner). 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9T19:09:58.243388449</meta:creation-date>
    <dc:date>2022-04-03T05:56:19.470193861</dc:date>
    <meta:editing-duration>PT19M46S</meta:editing-duration>
    <meta:editing-cycles>6</meta:editing-cycles>
    <meta:generator>LibreOffice/7.2.6.2$Linux_X86_64 LibreOffice_project/20$Build-2</meta:generator>
    <meta:print-date>2019-03-19T19:50:20.614009774</meta:print-date>
    <meta:document-statistic meta:table-count="0" meta:image-count="0" meta:object-count="0" meta:page-count="1" meta:paragraph-count="17" meta:word-count="262" meta:character-count="1629" meta:non-whitespace-character-count="1386"/>
  </office:meta>
</office:document-meta>
</file>